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1.532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04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3.8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29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3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ed1c2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0" draw:id="id30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1" draw:id="id31">
          <draw:custom-shape draw:style-name="gr2" draw:text-style-name="P4" draw:layer="layout" svg:width="5.334cm" svg:height="1.016cm" svg:x="145.399cm" svg:y="7.096cm">
            <text:p text:style-name="P3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.445cm" svg:height="0.508cm" svg:x="145.399cm" svg:y="6.588cm">
            <text:p text:style-name="P3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4" draw:layer="layout" svg:width="2.032cm" svg:height="1.016cm" svg:x="138.033cm" svg:y="13.192cm">
            <text:p text:style-name="P3"><text:span text:style-name="T1">Кто вы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38.033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7.112cm" svg:height="1.016cm" svg:x="141.208cm" svg:y="13.192cm">
            <text:p text:style-name="P3"><text:span text:style-name="T1">Что с моими руками и ногами? Они не двигаются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41.208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4" draw:layer="layout" svg:width="3.556cm" svg:height="1.016cm" svg:x="149.209cm" svg:y="13.192cm">
            <text:p text:style-name="P3"><text:span text:style-name="T1">Уходите, я хочу спать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49.209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8.763cm" svg:height="1.016cm" svg:x="153.654cm" svg:y="13.192cm">
            <text:p text:style-name="P3"><text:span text:style-name="T1">[Раздражённо] Проваливайте! Что Вы делаете у меня дома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53.654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0" draw:text-style-name="P4" draw:layer="layout" svg:width="9.906cm" svg:height="1.016cm" svg:x="128cm" svg:y="16.24cm">
            <text:p text:style-name="P3"><text:span text:style-name="T1">Я доктор Элизабет Томпсон. </text:span></text:p>
            <text:p text:style-name="P3"><text:span text:style-name="T1">Это медсестра Агата Стоун (показывает на женщину, стоящую рядом). </text:span></text:p>
            <text:p text:style-name="P3"><text:span text:style-name="T1">Ты знаешь, где находишься?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.445cm" svg:height="0.508cm" svg:x="128cm" svg:y="15.732cm">
            <text:p text:style-name="P3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39.049cm" svg:y1="14.208cm" svg:x2="130.222cm" svg:y2="15.732cm" svg:d="M139049 14208v762h-8827v762" svg:viewBox="0 0 8828 1525">
          <text:p/>
        </draw:connector>
        <draw:connector draw:style-name="gr11" draw:text-style-name="P3" draw:layer="layout" svg:x1="142.937cm" svg:y1="10.08cm" svg:x2="138.731cm" svg:y2="12.684cm" draw:start-shape="id1" draw:start-glue-point="3" svg:d="M142937 10080h-2353v2604h-1853" svg:viewBox="0 0 4207 2605">
          <text:p/>
        </draw:connector>
        <draw:connector draw:style-name="gr11" draw:text-style-name="P3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3" draw:layer="layout" svg:x1="148.017cm" svg:y1="11.541cm" svg:x2="149.907cm" svg:y2="12.684cm" draw:start-shape="id1" draw:start-glue-point="2" svg:d="M148017 11541v822h1890v321" svg:viewBox="0 0 1891 1144">
          <text:p/>
        </draw:connector>
        <draw:connector draw:style-name="gr11" draw:text-style-name="P3" draw:layer="layout" svg:x1="153.097cm" svg:y1="10.08cm" svg:x2="154.352cm" svg:y2="12.684cm" draw:start-shape="id1" draw:start-glue-point="1" svg:d="M153097 10080h878v2604h377" svg:viewBox="0 0 1256 2605">
          <text:p/>
        </draw:connector>
        <draw:g xml:id="id3" draw:id="id3">
          <draw:custom-shape draw:style-name="gr12" draw:text-style-name="P4" draw:layer="layout" svg:width="5.588cm" svg:height="1.016cm" svg:x="128.127cm" svg:y="19.034cm">
            <text:p text:style-name="P3"><text:span text:style-name="T1">[Удивлённо] Доктор? Я что, в больнице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28.127cm" svg:y="18.526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32.953cm" svg:y1="17.256cm" svg:x2="128.825cm" svg:y2="18.526cm" draw:start-shape="id2" draw:start-glue-point="2" svg:d="M132953 17256v886h-4128v384" svg:viewBox="0 0 4129 1271">
          <text:p/>
        </draw:connector>
        <draw:g xml:id="id4" draw:id="id4">
          <draw:custom-shape draw:style-name="gr13" draw:text-style-name="P4" draw:layer="layout" svg:width="10.16cm" svg:height="1.016cm" svg:x="115.427cm" svg:y="21.447cm">
            <text:p text:style-name="P3"><text:span text:style-name="T1">Элис, ты в психиатрической больнице, в отделении интенсивной терапии. </text:span></text:p>
            <text:p text:style-name="P3"><text:span text:style-name="T1">Я твой лечащий врач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115.427cm" svg:y="20.939cm">
            <text:p text:style-name="P3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28.127cm" svg:y1="19.288cm" svg:x2="117.903cm" svg:y2="20.939cm" draw:start-shape="id3" draw:start-glue-point="3" svg:d="M128127 19288h-5363v1651h-4861" svg:viewBox="0 0 10225 1652">
          <text:p/>
        </draw:connector>
        <draw:g xml:id="id5" draw:id="id5">
          <draw:custom-shape draw:style-name="gr15" draw:text-style-name="P4" draw:layer="layout" svg:width="2.54cm" svg:height="1.016cm" svg:x="109.204cm" svg:y="24.114cm">
            <text:p text:style-name="P3"><text:span text:style-name="T1">Кто такая Элис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09.204cm" svg:y="23.606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15.427cm" svg:y1="21.701cm" svg:x2="109.902cm" svg:y2="23.606cm" draw:start-shape="id4" draw:start-glue-point="3" svg:d="M115427 21701h-3013v1905h-2512" svg:viewBox="0 0 5526 1906">
          <text:p/>
        </draw:connector>
        <draw:g xml:id="id6" draw:id="id6">
          <draw:custom-shape draw:style-name="gr16" draw:text-style-name="P4" draw:layer="layout" svg:width="5.842cm" svg:height="1.016cm" svg:x="105.394cm" svg:y="26.781cm">
            <text:p text:style-name="P3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105.394cm" svg:y="26.273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09.204cm" svg:y1="24.368cm" svg:x2="108.315cm" svg:y2="26.273cm" draw:start-shape="id5" draw:start-glue-point="3" draw:end-shape="id6" draw:end-glue-point="0" svg:d="M109204 24368h-889v1905" svg:viewBox="0 0 890 1906">
          <text:p/>
        </draw:connector>
        <draw:g xml:id="id8" draw:id="id8">
          <draw:custom-shape draw:style-name="gr17" draw:text-style-name="P4" draw:layer="layout" svg:width="10.033cm" svg:height="1.016cm" svg:x="101.076cm" svg:y="31.099cm">
            <text:p text:style-name="P3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101.076cm" svg:y="30.591cm">
            <text:p text:style-name="P3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7" draw:id="id7" draw:layer="layout" svg:width="11.303cm" svg:height="1.143cm" svg:x="98.917cm" svg:y="28.305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05.394cm" svg:y1="27.035cm" svg:x2="104.568cm" svg:y2="28.305cm" draw:start-shape="id6" draw:start-glue-point="3" draw:end-shape="id7" draw:end-glue-point="0" svg:d="M105394 27035h-826v1270" svg:viewBox="0 0 827 1271">
          <text:p/>
        </draw:connector>
        <draw:connector draw:style-name="gr11" draw:text-style-name="P3" draw:layer="layout" svg:x1="104.568cm" svg:y1="29.448cm" svg:x2="103.552cm" svg:y2="30.591cm" draw:start-shape="id7" draw:start-glue-point="2" svg:d="M104568 29448v822h-1016v321" svg:viewBox="0 0 1017 1144">
          <text:p/>
        </draw:connector>
        <draw:custom-shape draw:style-name="gr19" draw:text-style-name="P2" xml:id="id9" draw:id="id9" draw:layer="layout" svg:width="9.144cm" svg:height="1.143cm" svg:x="100.314cm" svg:y="33.004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06.092cm" svg:y1="32.115cm" svg:x2="104.886cm" svg:y2="33.004cm" draw:start-shape="id8" draw:start-glue-point="2" draw:end-shape="id9" draw:end-glue-point="0" svg:d="M106092 32115v444h-1206v445" svg:viewBox="0 0 1207 890">
          <text:p/>
        </draw:connector>
        <draw:g xml:id="id10" draw:id="id10">
          <draw:custom-shape draw:style-name="gr20" draw:text-style-name="P4" draw:layer="layout" svg:width="7.239cm" svg:height="1.016cm" svg:x="96.885cm" svg:y="35.544cm">
            <text:p text:style-name="P3"><text:span text:style-name="T1">Тут какая то ошибка. Я не Элис. Меня зовут София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96.885cm" svg:y="35.036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00.314cm" svg:y1="33.575cm" svg:x2="97.583cm" svg:y2="35.036cm" draw:start-shape="id9" draw:start-glue-point="3" svg:d="M100314 33575h-1616v1461h-1115" svg:viewBox="0 0 2732 1462">
          <text:p/>
        </draw:connector>
        <draw:g xml:id="id11" draw:id="id11">
          <draw:custom-shape draw:style-name="gr21" draw:text-style-name="P4" draw:layer="layout" svg:width="6.096cm" svg:height="1.016cm" svg:x="92.694cm" svg:y="38.084cm">
            <text:p text:style-name="P3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92.694cm" svg:y="37.576cm">
            <text:p text:style-name="P3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96.885cm" svg:y1="35.798cm" svg:x2="95.17cm" svg:y2="37.576cm" draw:start-shape="id10" draw:start-glue-point="3" svg:d="M96885 35798h-1108v1778h-607" svg:viewBox="0 0 1716 1779">
          <text:p/>
        </draw:connector>
        <draw:g xml:id="id12" draw:id="id12">
          <draw:custom-shape draw:style-name="gr22" draw:text-style-name="P4" draw:layer="layout" svg:width="4.699cm" svg:height="1.016cm" svg:x="88.63cm" svg:y="40.751cm">
            <text:p text:style-name="P3"><text:span text:style-name="T1">Почему я не могу пошевелится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88.63cm" svg:y="40.243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92.694cm" svg:y1="38.338cm" svg:x2="89.328cm" svg:y2="40.243cm" draw:start-shape="id11" draw:start-glue-point="3" svg:d="M92694 38338h-1934v1905h-1432" svg:viewBox="0 0 3367 1906">
          <text:p/>
        </draw:connector>
        <draw:g xml:id="id13" draw:id="id13">
          <draw:custom-shape draw:style-name="gr23" draw:text-style-name="P4" draw:layer="layout" svg:width="8.128cm" svg:height="1.016cm" svg:x="82.534cm" svg:y="43.291cm">
            <text:p text:style-name="P3"><text:span text:style-name="T1">Ты представляла опасность для себя и окружающих. </text:span></text:p>
            <text:p text:style-name="P3"><text:span text:style-name="T1">Нам пришлось обездвижить тебя.</text:span></text:p>
            <text:p text:style-name="P3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82.534cm" svg:y="42.783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88.63cm" svg:y1="41.005cm" svg:x2="85.01cm" svg:y2="42.783cm" draw:start-shape="id12" draw:start-glue-point="3" svg:d="M88630 41005h-2061v1778h-1559" svg:viewBox="0 0 3621 1779">
          <text:p/>
        </draw:connector>
        <draw:g xml:id="id14" draw:id="id14">
          <draw:custom-shape draw:style-name="gr24" draw:text-style-name="P4" draw:layer="layout" svg:width="2.794cm" svg:height="1.016cm" svg:x="77.708cm" svg:y="45.831cm">
            <text:p text:style-name="P3"><text:span text:style-name="T1">Но я не опасна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77.708cm" svg:y="45.323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82.534cm" svg:y1="43.545cm" svg:x2="78.406cm" svg:y2="45.323cm" draw:start-shape="id13" draw:start-glue-point="3" svg:d="M82534 43545h-2315v1778h-1813" svg:viewBox="0 0 4129 1779">
          <text:p/>
        </draw:connector>
        <draw:g xml:id="id15" draw:id="id15">
          <draw:custom-shape draw:style-name="gr17" draw:text-style-name="P4" draw:layer="layout" svg:width="10.033cm" svg:height="1.016cm" svg:x="70.342cm" svg:y="48.244cm">
            <text:p text:style-name="P3"><text:span text:style-name="T1">Время покажет. На сегодня хватит. </text:span></text:p>
            <text:p text:style-name="P3"><text:span text:style-name="T1">Сестра Агата даст тебе успокоительное и ты поспишь. Увидимс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70.342cm" svg:y="47.736cm">
            <text:p text:style-name="P3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77.708cm" svg:y1="46.085cm" svg:x2="72.818cm" svg:y2="47.736cm" draw:start-shape="id14" draw:start-glue-point="3" svg:d="M77708 46085h-2696v1651h-2194" svg:viewBox="0 0 4891 1652">
          <text:p/>
        </draw:connector>
        <draw:g xml:id="id17" draw:id="id17">
          <draw:custom-shape draw:style-name="gr25" draw:text-style-name="P4" draw:layer="layout" svg:width="5.715cm" svg:height="1.016cm" svg:x="64.5cm" svg:y="53.197cm">
            <text:p text:style-name="P3"><text:span text:style-name="T1">Пожалуйста, постойте. </text:span></text:p>
            <text:p text:style-name="P3"><text:span text:style-name="T1">Можно мне в туалет? И ещё я хочу пит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64.5cm" svg:y="52.689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2" xml:id="id16" draw:id="id16" draw:layer="layout" svg:width="9.144cm" svg:height="1.143cm" svg:x="62.722cm" svg:y="50.149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70.342cm" svg:y1="48.498cm" svg:x2="67.294cm" svg:y2="50.149cm" draw:start-shape="id15" draw:start-glue-point="3" draw:end-shape="id16" draw:end-glue-point="0" svg:d="M70342 48498h-3048v1651" svg:viewBox="0 0 3049 1652">
          <text:p/>
        </draw:connector>
        <draw:connector draw:style-name="gr11" draw:text-style-name="P3" draw:layer="layout" svg:x1="67.294cm" svg:y1="51.292cm" svg:x2="65.198cm" svg:y2="52.689cm" draw:start-shape="id16" draw:start-glue-point="2" svg:d="M67294 51292v949h-2096v448" svg:viewBox="0 0 2097 1398">
          <text:p/>
        </draw:connector>
        <draw:g xml:id="id20" draw:id="id20">
          <draw:custom-shape draw:style-name="gr26" draw:text-style-name="P4" draw:layer="layout" svg:width="6.604cm" svg:height="1.016cm" svg:x="58.023cm" svg:y="55.483cm">
            <text:p text:style-name="P3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58.023cm" svg:y="54.975cm">
            <text:p text:style-name="P3"><text:span text:style-name="T1">ДОКТОР ЭЛИЗАБЕТ ТОМП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64.5cm" svg:y1="53.451cm" svg:x2="60.499cm" svg:y2="54.975cm" draw:start-shape="id17" draw:start-glue-point="3" svg:d="M64500 53451h-2251v1524h-1750" svg:viewBox="0 0 4002 1525">
          <text:p/>
        </draw:connector>
        <draw:custom-shape draw:style-name="gr27" draw:text-style-name="P2" xml:id="id18" draw:id="id18" draw:layer="layout" svg:width="14.351cm" svg:height="4.699cm" svg:x="52.181cm" svg:y="57.515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text:p text:style-name="P1"><text:span text:style-name="T1">Аккуратно поднимают. Вы чувствуете сильную слабость в конечностях.</text:span></text:p>
          <text:p text:style-name="P1"><text:span text:style-name="T1">Понимая это Санитары берут Вас под руки, что бы не упали, и медленно выводят из платы.</text:span></text:p>
          <text:p text:style-name="P1"><text:span text:style-name="T1">Выйдя за дверь Вы оглядываетесь по сторонам. </text:span></text:p>
          <text:p text:style-name="P1"><text:span text:style-name="T1">По обе стороны от Вас длинный коридор с дверьми. </text:span></text:p>
          <text:p text:style-name="P1"><text:span text:style-name="T1">В коридоре стоят люди в больничной палате. </text:span></text:p>
          <text:p text:style-name="P1"><text:span text:style-name="T1">Увидев Вас они на некоторое время смотрят как Вас ведут под руки.</text:span></text:p>
          <text:p text:style-name="P1"><text:span text:style-name="T1">Слышите как люди переговариваются.</text:span></text:p>
          <text:p text:style-name="P1"><text:span text:style-name="T1">Вас заводят в туалет.</text:span></text:p>
          <text:p text:style-name="P1"><text:span text:style-name="T1">Сестра Агата помогает Вам снять больничную одежду, усаживает и даёт время справить нужду.</text:span></text:p>
          <text:p text:style-name="P1"><text:span text:style-name="T1">После того как Вы заканчиваете и Агата помогает одеться, 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4.642cm" svg:height="0.635cm" svg:x="52.111cm" svg:y="56.626cm">
          <draw:text-box>
            <text:p text:style-name="P7"><text:span text:style-name="T2">Разбить на части с диалогами?</text:span></text:p>
          </draw:text-box>
        </draw:frame>
        <draw:g xml:id="id19" draw:id="id19">
          <draw:custom-shape draw:style-name="gr16" draw:text-style-name="P4" draw:layer="layout" svg:width="5.842cm" svg:height="1.016cm" svg:x="52.308cm" svg:y="64.373cm">
            <text:p text:style-name="P3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52.308cm" svg:y="63.865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59.356cm" svg:y1="62.214cm" svg:x2="55.229cm" svg:y2="63.865cm" draw:start-shape="id18" draw:start-glue-point="2" draw:end-shape="id19" draw:end-glue-point="0" svg:d="M59356 62214v825h-4127v826" svg:viewBox="0 0 4128 1652">
          <text:p/>
        </draw:connector>
        <draw:connector draw:style-name="gr11" draw:text-style-name="P3" draw:layer="layout" svg:x1="61.325cm" svg:y1="56.499cm" svg:x2="59.356cm" svg:y2="57.515cm" draw:start-shape="id20" draw:start-glue-point="2" draw:end-shape="id18" draw:end-glue-point="0" svg:d="M61325 56499v508h-1969v508" svg:viewBox="0 0 1970 1017">
          <text:p/>
        </draw:connector>
        <draw:custom-shape draw:style-name="gr29" draw:text-style-name="P2" xml:id="id21" draw:id="id21" draw:layer="layout" svg:width="10.16cm" svg:height="1.524cm" svg:x="49.006cm" svg:y="66.151cm">
          <text:p text:style-name="P1"><text:span text:style-name="T1">Вы с трудом сидите. Вероятно это последствия транквилизаторов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55.229cm" svg:y1="65.389cm" svg:x2="54.086cm" svg:y2="66.151cm" draw:start-shape="id19" draw:start-glue-point="2" draw:end-shape="id21" draw:end-glue-point="0" svg:d="M55229 65389v381h-1143v381" svg:viewBox="0 0 1144 763">
          <text:p/>
        </draw:connector>
        <draw:g xml:id="id22" draw:id="id22">
          <draw:custom-shape draw:style-name="gr16" draw:text-style-name="P4" draw:layer="layout" svg:width="5.842cm" svg:height="1.016cm" svg:x="51.165cm" svg:y="69.326cm">
            <text:p text:style-name="P3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51.165cm" svg:y="68.818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54.086cm" svg:y1="67.675cm" svg:x2="54.086cm" svg:y2="68.818cm" draw:start-shape="id21" draw:start-glue-point="2" draw:end-shape="id22" draw:end-glue-point="0" svg:d="M54086 67675v1143" svg:viewBox="0 0 1 1144">
          <text:p/>
        </draw:connector>
        <draw:g xml:id="id23" draw:id="id23">
          <draw:custom-shape draw:style-name="gr25" draw:text-style-name="P4" draw:layer="layout" svg:width="5.715cm" svg:height="1.016cm" svg:x="46.847cm" svg:y="71.993cm">
            <text:p text:style-name="P3"><text:span text:style-name="T1">Вы опять привяжите меня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46.847cm" svg:y="71.485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1.165cm" svg:y1="69.58cm" svg:x2="47.545cm" svg:y2="71.485cm" draw:start-shape="id22" draw:start-glue-point="3" svg:d="M51165 69580h-2061v1905h-1559" svg:viewBox="0 0 3621 1906">
          <text:p/>
        </draw:connector>
        <draw:g xml:id="id24" draw:id="id24">
          <draw:custom-shape draw:style-name="gr30" draw:text-style-name="P4" draw:layer="layout" svg:width="8.763cm" svg:height="1.143cm" svg:x="45.323cm" svg:y="74.533cm">
            <text:p text:style-name="P3"><text:span text:style-name="T1"><text:s/></text:span><text:span text:style-name="T1">Извини, таковы правила. Но не переживай. </text:span></text:p>
            <text:p text:style-name="P3"><text:span text:style-name="T1">Утром я тебя отвяжу. Конечно если будешь вести себя хорошо.</text:span></text:p>
            <text:p text:style-name="P3"><text:span text:style-name="T1">Договорились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953cm" svg:height="0.508cm" svg:x="45.323cm" svg:y="74.025cm">
            <text:p text:style-name="P3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49.704cm" svg:y1="73.009cm" svg:x2="49.704cm" svg:y2="74.025cm" draw:start-shape="id23" draw:start-glue-point="2" draw:end-shape="id24" draw:end-glue-point="0" svg:d="M49704 73009v1016" svg:viewBox="0 0 1 1017">
          <text:p/>
        </draw:connector>
        <draw:g xml:id="id25" draw:id="id25">
          <draw:custom-shape draw:style-name="gr25" draw:text-style-name="P4" draw:layer="layout" svg:width="5.715cm" svg:height="1.016cm" svg:x="45.45cm" svg:y="77.454cm">
            <text:p text:style-name="P3"><text:span text:style-name="T1">Да. Похоже у меня нет выбора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45.45cm" svg:y="76.946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49.704cm" svg:y1="75.676cm" svg:x2="46.148cm" svg:y2="76.946cm" draw:start-shape="id24" draw:start-glue-point="2" svg:d="M49704 75676v885h-3556v385" svg:viewBox="0 0 3557 1271">
          <text:p/>
        </draw:connector>
        <draw:custom-shape draw:style-name="gr31" draw:text-style-name="P2" xml:id="id26" draw:id="id26" draw:layer="layout" svg:width="8.763cm" svg:height="1.651cm" svg:x="46.212cm" svg:y="79.486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48.307cm" svg:y1="78.47cm" svg:x2="50.593cm" svg:y2="79.486cm" draw:start-shape="id25" draw:start-glue-point="2" draw:end-shape="id26" draw:end-glue-point="0" svg:d="M48307 78470v508h2286v508" svg:viewBox="0 0 2287 1017">
          <text:p/>
        </draw:connector>
        <draw:g xml:id="id27" draw:id="id27">
          <draw:custom-shape draw:style-name="gr25" draw:text-style-name="P4" draw:layer="layout" svg:width="5.715cm" svg:height="1.016cm" svg:x="45.069cm" svg:y="83.169cm">
            <text:p text:style-name="P3"><text:span text:style-name="T1">Пожалуйста, можно без лекарств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45.069cm" svg:y="82.661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0.593cm" svg:y1="81.137cm" svg:x2="45.767cm" svg:y2="82.661cm" draw:start-shape="id26" draw:start-glue-point="2" svg:d="M50593 81137v1012h-4826v512" svg:viewBox="0 0 4827 1525">
          <text:p/>
        </draw:connector>
        <draw:g xml:id="id28" draw:id="id28">
          <draw:custom-shape draw:style-name="gr32" draw:text-style-name="P4" draw:layer="layout" svg:width="6.731cm" svg:height="1.27cm" svg:x="43.799cm" svg:y="85.963cm">
            <text:p text:style-name="P3"><text:span text:style-name="T1">Распоряжение твоего лечащего врача. </text:span></text:p>
            <text:p text:style-name="P3"><text:span text:style-name="T1">Не беспокойся, всё будет хорошо. </text:span></text:p>
            <text:p text:style-name="P3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953cm" svg:height="0.508cm" svg:x="43.799cm" svg:y="85.455cm">
            <text:p text:style-name="P3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47.926cm" svg:y1="84.185cm" svg:x2="46.275cm" svg:y2="85.455cm" draw:start-shape="id27" draw:start-glue-point="2" svg:d="M47926 84185v886h-1651v384" svg:viewBox="0 0 1652 1271">
          <text:p/>
        </draw:connector>
        <draw:custom-shape draw:style-name="gr33" draw:text-style-name="P2" xml:id="id29" draw:id="id29" draw:layer="layout" svg:width="6.858cm" svg:height="1.524cm" svg:x="43.799cm" svg:y="87.995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47.164cm" svg:y1="87.233cm" svg:x2="47.228cm" svg:y2="87.995cm" draw:start-shape="id28" draw:start-glue-point="2" draw:end-shape="id29" draw:end-glue-point="0" svg:d="M47164 87233v381h64v381" svg:viewBox="0 0 65 763">
          <text:p/>
        </draw:connector>
        <draw:connector draw:style-name="gr11" draw:text-style-name="P3" draw:layer="layout" svg:x1="148.066cm" svg:y1="6.08cm" svg:x2="148.066cm" svg:y2="6.588cm" draw:start-shape="id30" draw:start-glue-point="2" draw:end-shape="id31" draw:end-glue-point="0" svg:d="M148066 6080v508" svg:viewBox="0 0 1 509">
          <text:p/>
        </draw:connector>
        <draw:connector draw:style-name="gr11" draw:text-style-name="P3" draw:layer="layout" svg:x1="148.066cm" svg:y1="8.112cm" svg:x2="148.017cm" svg:y2="8.62cm" draw:start-shape="id31" draw:start-glue-point="2" draw:end-shape="id1" draw:end-glue-point="0" svg:d="M148066 8112v254h-49v254" svg:viewBox="0 0 50 509">
          <text:p/>
        </draw:connector>
        <draw:frame draw:style-name="gr34" draw:text-style-name="P10" draw:layer="layout" svg:width="4.968cm" svg:height="0.962cm" svg:x="108.315cm" svg:y="14.335cm">
          <draw:text-box>
            <text:p text:style-name="P9">Вопрос про год</text:p>
          </draw:text-box>
        </draw:frame>
        <draw:frame draw:style-name="gr34" draw:text-style-name="P10" draw:layer="layout" svg:width="6.573cm" svg:height="0.962cm" svg:x="82.788cm" svg:y="38.011cm">
          <draw:text-box>
            <text:p text:style-name="P9">Отрицание что Элис</text:p>
          </draw:text-box>
        </draw:frame>
        <draw:frame draw:style-name="gr34" draw:text-style-name="P10" draw:layer="layout" svg:width="9.371cm" svg:height="0.962cm" svg:x="108.696cm" svg:y="15.859cm">
          <draw:text-box>
            <text:p text:style-name="P9">Вопрос про английские имен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5T20:47:50.221837671</dc:date>
    <meta:editing-duration>PT5H41M40S</meta:editing-duration>
    <meta:editing-cycles>89</meta:editing-cycles>
    <meta:generator>LibreOffice/6.0.7.3$Linux_X86_64 LibreOffice_project/00m0$Build-3</meta:generator>
    <meta:document-statistic meta:object-count="125"/>
  </office:meta>
</office:document-meta>
</file>